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2.491cm" style:rel-column-width="9601*"/>
    </style:style>
    <style:style style:name="Table2.B" style:family="table-column">
      <style:table-column-properties style:column-width="6.682cm" style:rel-column-width="25757*"/>
    </style:style>
    <style:style style:name="Table2.C" style:family="table-column">
      <style:table-column-properties style:column-width="7.828cm" style:rel-column-width="30177*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2" style:family="table-cell" style:data-style-name="N10000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3.914cm" style:rel-column-width="53635*"/>
    </style:style>
    <style:style style:name="Table1.B" style:family="table-column">
      <style:table-column-properties style:column-width="3.087cm" style:rel-column-width="11900*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 style:data-style-name="N10000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A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A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A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Ubuntu" officeooo:rsid="00ac0712" officeooo:paragraph-rsid="00ac0712"/>
    </style:style>
    <style:style style:name="P2" style:family="paragraph" style:parent-style-name="Text_20_body">
      <style:text-properties style:font-name="Ubuntu" fo:font-weight="bold" officeooo:rsid="00ac0712" officeooo:paragraph-rsid="00ac0712" style:font-weight-asian="bold" style:font-weight-complex="bold"/>
    </style:style>
    <style:style style:name="P3" style:family="paragraph" style:parent-style-name="Text_20_body">
      <style:text-properties style:font-name="Ubuntu" officeooo:rsid="00ace6ec" officeooo:paragraph-rsid="00ac0712"/>
    </style:style>
    <style:style style:name="P4" style:family="paragraph" style:parent-style-name="Text_20_body">
      <style:paragraph-properties fo:line-height="120%"/>
      <style:text-properties style:font-name="Ubuntu" officeooo:rsid="00ac9ccb" officeooo:paragraph-rsid="00ac9ccb"/>
    </style:style>
    <style:style style:name="P5" style:family="paragraph" style:parent-style-name="Text_20_body">
      <style:text-properties fo:color="#000000" style:font-name="Ubuntu" fo:font-style="normal" fo:font-weight="normal" officeooo:rsid="00800642" officeooo:paragraph-rsid="00ac0712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color="#000000" style:font-name="Ubuntu" fo:font-style="normal" fo:font-weight="normal" officeooo:rsid="008554c9" officeooo:paragraph-rsid="00ac0712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color="#000000" style:font-name="Ubuntu" fo:font-style="normal" fo:font-weight="normal" officeooo:rsid="00ad9b17" officeooo:paragraph-rsid="00ad9b17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officeooo:paragraph-rsid="00ad9b17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ad9b17" officeooo:paragraph-rsid="00ad9b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ad9b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ad9b17" officeooo:paragraph-rsid="00ad9b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officeooo:paragraph-rsid="00ad9b17"/>
    </style:style>
    <style:style style:name="P13" style:family="paragraph" style:parent-style-name="Text_20_body" style:list-style-name="L1">
      <style:text-properties fo:color="#000000" fo:font-style="normal" fo:font-weight="normal" officeooo:rsid="00819aa1" officeooo:paragraph-rsid="00ac0712" style:font-style-asian="normal" style:font-weight-asian="normal" style:font-style-complex="normal" style:font-weight-complex="normal"/>
    </style:style>
    <style:style style:name="P14" style:family="paragraph" style:parent-style-name="Text_20_body" style:list-style-name="L1">
      <style:text-properties fo:color="#000000" fo:font-style="normal" fo:font-weight="normal" officeooo:rsid="00830db7" officeooo:paragraph-rsid="00ac0712" style:font-style-asian="normal" style:font-weight-asian="normal" style:font-style-complex="normal" style:font-weight-complex="normal"/>
    </style:style>
    <style:style style:name="P15" style:family="paragraph" style:parent-style-name="Text_20_body" style:list-style-name="L1">
      <style:text-properties fo:color="#000000" fo:font-style="normal" fo:font-weight="normal" officeooo:rsid="0084891a" officeooo:paragraph-rsid="00ac0712" style:font-style-asian="normal" style:font-weight-asian="normal" style:font-style-complex="normal" style:font-weight-complex="normal"/>
    </style:style>
    <style:style style:name="P16" style:family="paragraph" style:parent-style-name="Text_20_body" style:list-style-name="L1">
      <style:text-properties fo:color="#000000" style:font-name="Ubuntu" fo:font-style="normal" fo:font-weight="normal" officeooo:rsid="00819aa1" officeooo:paragraph-rsid="00ac0712" style:font-style-asian="normal" style:font-weight-asian="normal" style:font-style-complex="normal" style:font-weight-complex="normal"/>
    </style:style>
    <style:style style:name="P17" style:family="paragraph" style:parent-style-name="Text_20_body" style:list-style-name="L1">
      <style:text-properties fo:color="#000000" style:font-name="Ubuntu" fo:font-style="normal" fo:font-weight="normal" officeooo:rsid="008554c9" officeooo:paragraph-rsid="00ac0712" style:font-style-asian="normal" style:font-weight-asian="normal" style:font-style-complex="normal" style:font-weight-complex="normal"/>
    </style:style>
    <style:style style:name="P18" style:family="paragraph" style:parent-style-name="Text_20_body" style:list-style-name="L1">
      <style:text-properties fo:color="#000000" style:font-name="Ubuntu" fo:font-style="normal" fo:font-weight="normal" officeooo:rsid="00adae9b" officeooo:paragraph-rsid="00adae9b" style:font-style-asian="normal" style:font-weight-asian="normal" style:font-style-complex="normal" style:font-weight-complex="normal"/>
    </style:style>
    <style:style style:name="P19" style:family="paragraph" style:parent-style-name="Text_20_body" style:list-style-name="L2">
      <style:text-properties style:font-name="Ubuntu" officeooo:rsid="00ac9ccb" officeooo:paragraph-rsid="00ac9ccb"/>
    </style:style>
    <style:style style:name="P20" style:family="paragraph" style:parent-style-name="Text_20_body">
      <style:text-properties officeooo:paragraph-rsid="00ad9b17"/>
    </style:style>
    <style:style style:name="P21" style:family="paragraph" style:parent-style-name="Text_20_body">
      <style:text-properties style:font-name="Ubuntu" officeooo:rsid="00b0407a" officeooo:paragraph-rsid="00b0407a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ad9b17" officeooo:paragraph-rsid="00ad9b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ad9b17" officeooo:paragraph-rsid="00ad9b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Heading_20_2">
      <style:text-properties officeooo:rsid="00ab48ff" officeooo:paragraph-rsid="00ab48ff"/>
    </style:style>
    <style:style style:name="P26" style:family="paragraph" style:parent-style-name="Heading_20_2">
      <style:paragraph-properties fo:break-before="page"/>
      <style:text-properties officeooo:rsid="00ad9b17" officeooo:paragraph-rsid="00ad9b17"/>
    </style:style>
    <style:style style:name="T1" style:family="text">
      <style:text-properties fo:color="#ff6600" style:font-name="Ubuntu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Ubuntu"/>
    </style:style>
    <style:style style:name="T3" style:family="text">
      <style:text-properties style:font-name="Ubuntu" fo:font-style="italic" style:font-style-asian="italic" style:font-style-complex="italic"/>
    </style:style>
    <style:style style:name="T4" style:family="text">
      <style:text-properties officeooo:rsid="00af98dd"/>
    </style:style>
    <style:style style:name="T5" style:family="text">
      <style:text-properties officeooo:rsid="00b040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2">2.3. Prueba de navegación</text:h>
      <text:p text:style-name="P1">Existen dos tipos de prueba de navegación:</text:p>
      <text:p text:style-name="P1"/>
      <text:p text:style-name="P2">Prueba de la sintaxis de navegación</text:p>
      <text:p text:style-name="P5">Se prueba cada uno de los mecanismos de navegación de la siguiente forma:</text:p>
      <text:list xml:id="list7073441062558254493" text:style-name="L1">
        <text:list-item>
          <text:p text:style-name="P13"><text:span text:style-name="T2">Redirecciones<text:line-break/>Gestionan que el usuario introduzca una URL inexistente. </text:span><text:span text:style-name="T1">Se debería mostrar un mensaje de aviso para el usuario y redirigir la navegación a otra página.</text:span></text:p>
          <text:p text:style-name="P16">Por tanto, se prueban URLs incorrectas y comprobar que se manejan bien este tipo de incidencias.</text:p>
        </text:list-item>
        <text:list-item>
          <text:p text:style-name="P14"><text:span text:style-name="T2">Marcas de página<text:line-break/>La </text:span><text:span text:style-name="T3">webapp</text:span><text:span text:style-name="T2"> debe asegurarse de que el título de página al extraerse sea significativo al crear la marca.</text:span></text:p>
        </text:list-item>
        <text:list-item>
          <text:p text:style-name="P15"><text:span text:style-name="T2">Marcos y </text:span><text:span text:style-name="T3">frames<text:line-break/></text:span><text:span text:style-name="T2">Los mecanismos de navegación y despliegue de marcos deben probarse para que tengan el contenido correcto, la plantilla y tamaño adecuados, rendimiento de descargas y compatibilidad con el navegador.</text:span></text:p>
        </text:list-item>
        <text:list-item>
          <text:p text:style-name="P17">Mapa de sitio<text:line-break/>Proporciona una tabla de contenido completa para todas las páginas web. Se debe probar cada vínculo de entrada del mapa de sitio.</text:p>
          <text:p text:style-name="P18">En nuestra plataforma no va a existir mapa del sitio, puesto que todos los servicios se pueden acceder desde cualquier página del sitio web.</text:p>
        </text:list-item>
        <text:list-item>
          <text:p text:style-name="P17">Motores de búsqueda internos<text:line-break/>Permite buscar una palabra clave dentro del sitio web. Se debe probar la precisión y completitud de la búsqueda, las propiedades de manejo de error del motor de búsqueda y las características de búsqueda avanzadas.</text:p>
        </text:list-item>
      </text:list>
      <text:p text:style-name="P6"/>
      <text:p text:style-name="P7">Se probaran sólo en el tercer incremento.</text:p>
      <text:p text:style-name="P1"/>
      <text:p text:style-name="P2">Prueba de la semántica de navegación</text:p>
      <text:p text:style-name="P3">Para cada USN se deben contestar a las siguientes preguntas:</text:p>
      <text:list xml:id="list742483494357194797" text:style-name="L2">
        <text:list-item>
          <text:p text:style-name="P19">¿La USN se logra en su totalidad sin error? </text:p>
        </text:list-item>
        <text:list-item>
          <text:p text:style-name="P19">¿Todo nodo de navegación (definido por una USN) se alcanza dentro del contexto de las rutas de navegación definidas por la USN? </text:p>
        </text:list-item>
        <text:list-item>
          <text:p text:style-name="P19"><text:soft-page-break/>¿Existe un mecanismo (distinto a la flecha “retroceso” del navegador) para regresar al nodo de navegación anterior y al comienzo de la ruta de navegación? </text:p>
        </text:list-item>
        <text:list-item>
          <text:p text:style-name="P19">¿Los mecanismos de navegación dentro de un gran nodo de navegación (es decir, una página web grande) funcionan de manera adecuada? </text:p>
        </text:list-item>
        <text:list-item>
          <text:p text:style-name="P19">Si una función debe ejecutarse en un nodo y el usuario elige no proporcionar entrada, ¿el resto de la USN puede completarse? </text:p>
        </text:list-item>
        <text:list-item>
          <text:p text:style-name="P19">Si una función debe ejecutarse en un nodo y ocure un error en el procesamiento de la función, ¿la USN puede completarse?</text:p>
        </text:list-item>
        <text:list-item>
          <text:p text:style-name="P19">¿Los nombres de nodo son significativos para los usuarios finales? </text:p>
        </text:list-item>
        <text:list-item>
          <text:p text:style-name="P19">¿El usuario entiende su ubicación dentro de la arquitectura de contenido conforme se ejecuta la USN?</text:p>
        </text:list-item>
      </text:list>
      <text:p text:style-name="P4"/>
      <text:h text:style-name="P26" text:outline-level="2">2.3.1. Incremento 1</text:h>
      <text:p text:style-name="P21">Como es necesaria la correcta implementación de la gestión de usuarios del incremento 2 para que las USN sean ejecutadas en su totalidad, se posponen la USN-003, USN-004, USN-008 y USN-009 correspondientes a los casos de uso del incremento 1. </text:p>
      <text:p text:style-name="P21">La ejecución de las pruebas correspondientes se realizarán durante las pruebas del incremento 2.</text:p>
      <text:p text:style-name="P8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float" office:value="0">
            <text:p text:style-name="P9">P-0</text:p>
          </table:table-cell>
          <table:table-cell table:style-name="Table2.B1" table:number-columns-spanned="2" office:value-type="float" office:value="0">
            <text:p text:style-name="P9">Se evalúa la correcta ejecución de la navegación para cada una de las USN del incremento 1.</text:p>
          </table:table-cell>
          <table:covered-table-cell/>
        </table:table-row>
        <table:table-row>
          <table:table-cell table:style-name="Table2.A2" office:value-type="float" office:value="0">
            <text:p text:style-name="P9">Evaluación</text:p>
          </table:table-cell>
          <table:table-cell table:style-name="Table2.B2" office:value-type="string">
            <text:p text:style-name="P11">USN-00<text:span text:style-name="T4">3</text:span></text:p>
          </table:table-cell>
          <table:table-cell table:style-name="Table2.C2">
            <text:p text:style-name="P10"/>
          </table:table-cell>
        </table:table-row>
        <table:table-row>
          <table:table-cell table:style-name="Table2.A2">
            <text:p text:style-name="P9"/>
          </table:table-cell>
          <table:table-cell table:style-name="Table2.B3" office:value-type="string">
            <text:p text:style-name="P11">USN-00<text:span text:style-name="T4">4</text:span></text:p>
          </table:table-cell>
          <table:table-cell table:style-name="Table2.C2">
            <text:p text:style-name="P10"/>
          </table:table-cell>
        </table:table-row>
        <table:table-row>
          <table:table-cell table:style-name="Table2.A2">
            <text:p text:style-name="P9"/>
          </table:table-cell>
          <table:table-cell table:style-name="Table2.B4" office:value-type="string">
            <text:p text:style-name="P11">USN-00<text:span text:style-name="T5">8</text:span></text:p>
          </table:table-cell>
          <table:table-cell table:style-name="Table2.C2">
            <text:p text:style-name="P10"/>
          </table:table-cell>
        </table:table-row>
      </table:table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9">P-0: USN-001</text:p>
          </table:table-cell>
          <table:table-cell table:style-name="Table1.B1" office:value-type="float" office:value="0">
            <text:p text:style-name="P9">Evaluación</text:p>
          </table:table-cell>
        </table:table-row>
        <table:table-row>
          <table:table-cell table:style-name="Table1.A2" office:value-type="string">
            <text:p text:style-name="P11">¿La USN se logra en su totalidad sin error? </text:p>
          </table:table-cell>
          <table:table-cell table:style-name="Table1.B2">
            <text:p text:style-name="P24"/>
          </table:table-cell>
        </table:table-row>
        <table:table-row>
          <table:table-cell table:style-name="Table1.A3" office:value-type="string">
            <text:p text:style-name="P11">¿Todo nodo de navegación (definido por una USN) se alcanza dentro del contexto de las rutas de navegación definidas por la USN? </text:p>
          </table:table-cell>
          <table:table-cell table:style-name="Table1.B2">
            <text:p text:style-name="P24"/>
          </table:table-cell>
        </table:table-row>
        <table:table-row>
          <table:table-cell table:style-name="Table1.A4" office:value-type="string">
            <text:p text:style-name="P11">¿Existe un mecanismo (distinto a la flecha “retroceso” del navegador) para regresar al nodo de navegación anterior y al comienzo de la ruta de navegación? </text:p>
          </table:table-cell>
          <table:table-cell table:style-name="Table1.B2">
            <text:p text:style-name="P24"/>
          </table:table-cell>
        </table:table-row>
        <table:table-row>
          <table:table-cell table:style-name="Table1.A9" office:value-type="string">
            <text:p text:style-name="P11">¿Los mecanismos de navegación dentro de un gran nodo de navegación (es decir, una página web grande) funcionan de manera adecuada? </text:p>
          </table:table-cell>
          <table:table-cell table:style-name="Table1.B2">
            <text:p text:style-name="P24"/>
          </table:table-cell>
        </table:table-row>
        <table:table-row>
          <table:table-cell table:style-name="Table1.A9" office:value-type="string">
            <text:p text:style-name="P11">Si una función debe ejecutarse en un nodo y el usuario elige no proporcionar entrada, ¿el resto de la USN puede completarse? </text:p>
          </table:table-cell>
          <table:table-cell table:style-name="Table1.B2">
            <text:p text:style-name="P24"/>
          </table:table-cell>
        </table:table-row>
        <table:table-row>
          <table:table-cell table:style-name="Table1.A7" office:value-type="string">
            <text:p text:style-name="P11">Si una función debe ejecutarse en un nodo y ocure un error en el procesamiento de la función, ¿la USN puede completarse? </text:p>
          </table:table-cell>
          <table:table-cell table:style-name="Table1.B2">
            <text:p text:style-name="P24"/>
          </table:table-cell>
        </table:table-row>
        <table:table-row>
          <table:table-cell table:style-name="Table1.A8" office:value-type="string">
            <text:p text:style-name="P11">¿Los nombres de nodo son significativos para los usuarios finales? </text:p>
          </table:table-cell>
          <table:table-cell table:style-name="Table1.B2">
            <text:p text:style-name="P24"/>
          </table:table-cell>
        </table:table-row>
        <table:table-row>
          <table:table-cell table:style-name="Table1.A9" office:value-type="string">
            <text:p text:style-name="P11">¿El usuario entiende su ubicación dentro de la arquitectura de contenido conforme se ejecuta la USN?</text:p>
          </table:table-cell>
          <table:table-cell table:style-name="Table1.B2">
            <text:p text:style-name="P24"/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13:52.567758718</meta:creation-date>
    <meta:generator>LibreOffice/4.2.8.2$Linux_X86_64 LibreOffice_project/420m0$Build-2</meta:generator>
    <dc:date>2017-12-18T16:39:31.806365623</dc:date>
    <meta:editing-duration>PT6H24M23S</meta:editing-duration>
    <meta:editing-cycles>172</meta:editing-cycles>
    <meta:document-statistic meta:table-count="2" meta:image-count="0" meta:object-count="0" meta:page-count="3" meta:paragraph-count="41" meta:word-count="627" meta:character-count="3694" meta:non-whitespace-character-count="3109"/>
  </office:meta>
</office:document-meta>
</file>